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weight="bold" officeooo:rsid="001f845f" officeooo:paragraph-rsid="001f845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text-properties style:font-name="Arial" officeooo:rsid="001e8734" officeooo:paragraph-rsid="001e8734"/>
    </style:style>
    <style:style style:name="P7" style:family="paragraph" style:parent-style-name="Standard">
      <style:text-properties style:font-name="Arial" officeooo:rsid="001f845f" officeooo:paragraph-rsid="001f845f"/>
    </style:style>
    <style:style style:name="P8" style:family="paragraph" style:parent-style-name="Standard">
      <style:text-properties style:font-name="Arial" officeooo:rsid="0020b08e" officeooo:paragraph-rsid="0020b08e"/>
    </style:style>
    <style:style style:name="P9" style:family="paragraph" style:parent-style-name="Standard">
      <style:text-properties style:font-name="Courier 10 Pitch" fo:font-size="10.5pt" style:font-size-asian="10.5pt" style:font-size-complex="10.5pt"/>
    </style:style>
    <style:style style:name="P10" style:family="paragraph" style:parent-style-name="Standard">
      <style:paragraph-properties fo:margin-left="0.2362in" fo:margin-right="0in" fo:text-indent="-0.2362in" style:auto-text-indent="false">
        <style:tab-stops/>
      </style:paragraph-properties>
      <style:text-properties style:font-name="Arial"/>
    </style:style>
    <style:style style:name="P11" style:family="paragraph" style:parent-style-name="Standard">
      <style:paragraph-properties fo:margin-left="0.3937in" fo:margin-right="0in" fo:text-indent="-0.3937in" style:auto-text-indent="false">
        <style:tab-stops/>
      </style:paragraph-properties>
      <style:text-properties style:font-name="Arial"/>
    </style:style>
    <style:style style:name="P12" style:family="paragraph" style:parent-style-name="Standard">
      <style:paragraph-properties fo:margin-left="0.3937in" fo:margin-right="0in" fo:text-indent="-0.3937in" style:auto-text-indent="false">
        <style:tab-stops/>
      </style:paragraph-properties>
      <style:text-properties style:font-name="Arial" officeooo:paragraph-rsid="001dd28d"/>
    </style:style>
    <style:style style:name="P13" style:family="paragraph" style:parent-style-name="Standard">
      <style:paragraph-properties fo:margin-left="0.3937in" fo:margin-right="0in" fo:text-indent="-0.3937in" style:auto-text-indent="false">
        <style:tab-stops/>
      </style:paragraph-properties>
      <style:text-properties style:font-name="Arial" officeooo:rsid="001dd28d" officeooo:paragraph-rsid="001dd28d"/>
    </style:style>
    <style:style style:name="P14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d28d"/>
    </style:style>
    <style:style style:name="T3" style:family="text">
      <style:text-properties officeooo:rsid="001e9c7d"/>
    </style:style>
    <style:style style:name="T4" style:family="text">
      <style:text-properties officeooo:rsid="0020b08e"/>
    </style:style>
    <style:style style:name="T5" style:family="text">
      <style:text-properties officeooo:rsid="00222e80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none" draw:fill-color="#729fcf" draw:textarea-horizontal-align="center" draw:textarea-vertical-align="middle" draw:shadow-offset-x="0.1201in" draw:shadow-offset-y="0.12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PSC 240 <text:s/>Assignment 7</text:p>
      <text:p text:style-name="P3">Stack Frames</text:p>
      <text:p text:style-name="P1"/>
      <text:p text:style-name="P1"/>
      <text:p text:style-name="P1"/>
      <text:p text:style-name="P2">Introduction</text:p>
      <text:p text:style-name="P1"/>
      <text:p text:style-name="P1">The whole subject of stack frames, often called activation records, is an important area in the understanding of the run time behavior of computer languages. <text:s/>All computers have an internal stack and all computer languages use that internal stack <text:span text:style-name="T2">for calling subprograms.</text:span>.</text:p>
      <text:p text:style-name="P1"/>
      <text:p text:style-name="P1">It is nice to learn a subject by reading a textbook on that subject, however, you really start to feel that you know a subject when you see it, touch it, smell it, or experiment with it. <text:s/>That is why science classes have a weekly lab session. <text:s/>That's why a you learned C++ in a lab environment. <text:s/>The whole point of this assignment is to personally experience the run-time stack. <text:s/>Your knowledge about this subject will be more than just book reading.</text:p>
      <text:p text:style-name="P1"/>
      <text:p text:style-name="P1"/>
      <text:p text:style-name="P2">New lessons to experience in this assignment.</text:p>
      <text:p text:style-name="P1"/>
      <text:p text:style-name="P10">1.<text:tab/>The role of a stack frame in providing storage for backing up local data when C or C++ is going to call another function.</text:p>
      <text:p text:style-name="P10"/>
      <text:p text:style-name="P10">2.<text:tab/>How C and C++ really behave when one function calls another.</text:p>
      <text:p text:style-name="P10"/>
      <text:p text:style-name="P10">3.<text:tab/>How C and C++ utilize the register rbp in a very special way.</text:p>
      <text:p text:style-name="P10"/>
      <text:p text:style-name="P10">4.<text:tab/>How <text:span text:style-name="T3">an assembly program </text:span>can modify the values in the stack frame belonging to another function.</text:p>
      <text:p text:style-name="P1"/>
      <text:p text:style-name="P1"/>
      <text:p text:style-name="P2">Convention</text:p>
      <text:p text:style-name="P1"/>
      <text:p text:style-name="P1">In this course you have heard the professor refer to C language and C++ language. <text:s/>Both of them use the run-time system in the same manner. <text:s/>As computer scientists you should know both of them. <text:s/>If your project is huge and needs object-oriented programming then you must obviously use C++. <text:s/>If your project does not need classes, objects, inheritance, and so on, then you should do the project in C language. <text:s/>The C language compiler does not drag in lots of unnecessary stuff, and consequently your executable will <text:span text:style-name="T2">be smaller and </text:span>run faster. <text:s/></text:p>
      <text:p text:style-name="P1"/>
      <text:p text:style-name="P1">For purposes of this course C and C++ are completely interchangeable. <text:s/>All three languages, C, C++, and X86, <text:s/>compile into compatible linkable object files, and that is nice. <text:s/>In the rest of this document the phrase “C language” will be used to represent the phrase “C language or C++ language”. <text:s/>That's the convention.</text:p>
      <text:p text:style-name="P1"/>
      <text:p text:style-name="P1"/>
      <text:p text:style-name="P2">Description of the assignment</text:p>
      <text:p text:style-name="P1"/>
      <text:p text:style-name="P1">Make a series of five C functions each in a separate file. <text:s/>In this document the files will be called c1.c, c2.c, c3.c, c4.c, and c5.c. <text:s/>However, you are at liberty to use another naming scheme if desired. <text:s/>The program c1 is the main program. <text:s/>In this course we have called it <text:soft-page-break/>the driver. <text:s/>Each program (or function) will called its successor program. <text:s/>The call structure is a linear chain, which can be visualized in the following diagram.</text:p>
      <text:p text:style-name="P1"/>
      <text:p text:style-name="P1"/>
      <text:p text:style-name="P2"><text:span text:style-name="T2">Linear call</text:span> structure</text:p>
      <text:p text:style-name="P1"/>
      <text:p text:style-name="P1"><draw:rect text:anchor-type="paragraph" draw:z-index="0" draw:style-name="gr1" draw:text-style-name="P16" svg:width="1.6252in" svg:height="0.6669in" svg:x="1.8752in" svg:y="0.0957in"><text:p text:style-name="P15"><text:span text:style-name="T6">c1</text:span></text:p><text:p text:style-name="P15"><text:span text:style-name="T6"><text:s text:c="29"/></text:span><text:span text:style-name="T7">C</text:span></text:p></draw:rect></text:p>
      <text:p text:style-name="P1"/>
      <text:p text:style-name="P1"/>
      <text:p text:style-name="P1"><draw:line text:anchor-type="paragraph" draw:z-index="6" draw:style-name="gr2" draw:text-style-name="P15" svg:x1="2.6972in" svg:y1="0.1874in" svg:x2="2.6972in" svg:y2="0.5654in"><text:p/></draw:line></text:p>
      <text:p text:style-name="P1"/>
      <text:p text:style-name="P1"><draw:rect text:anchor-type="paragraph" draw:z-index="1" draw:style-name="gr1" draw:text-style-name="P16" svg:width="1.6252in" svg:height="0.6669in" svg:x="1.8965in" svg:y="0.1819in"><text:p text:style-name="P15"><text:span text:style-name="T6">c2</text:span></text:p><text:p text:style-name="P15"><text:span text:style-name="T6"><text:s text:c="29"/></text:span><text:span text:style-name="T7">C</text:span></text:p></draw:rect></text:p>
      <text:p text:style-name="P1"/>
      <text:p text:style-name="P1"/>
      <text:p text:style-name="P1"/>
      <text:p text:style-name="P1"><draw:line text:anchor-type="paragraph" draw:z-index="7" draw:style-name="gr3" draw:text-style-name="P15" svg:x1="2.6972in" svg:y1="0.0819in" svg:x2="2.6972in" svg:y2="0.3173in"><text:p/></draw:line></text:p>
      <text:p text:style-name="P1"><draw:rect text:anchor-type="paragraph" draw:z-index="2" draw:style-name="gr1" draw:text-style-name="P16" svg:width="1.6252in" svg:height="0.6669in" svg:x="1.9126in" svg:y="0.1256in"><text:p text:style-name="P15"><text:span text:style-name="T6">c3</text:span></text:p><text:p text:style-name="P15"><text:span text:style-name="T6"><text:s text:c="29"/></text:span><text:span text:style-name="T7">C</text:span></text:p></draw:rect></text:p>
      <text:p text:style-name="P1"/>
      <text:p text:style-name="P1"/>
      <text:p text:style-name="P1"/>
      <text:p text:style-name="P1"><draw:line text:anchor-type="paragraph" draw:z-index="8" draw:style-name="gr3" draw:text-style-name="P15" svg:x1="2.6972in" svg:y1="0.0256in" svg:x2="2.6972in" svg:y2="0.2618in"><text:p/></draw:line></text:p>
      <text:p text:style-name="P1"><draw:rect text:anchor-type="paragraph" draw:z-index="3" draw:style-name="gr1" draw:text-style-name="P16" svg:width="1.6252in" svg:height="0.6669in" svg:x="1.8965in" svg:y="0.0701in"><text:p text:style-name="P15"><text:span text:style-name="T6">c4</text:span></text:p><text:p text:style-name="P15"><text:span text:style-name="T6"><text:s text:c="29"/></text:span><text:span text:style-name="T7">C</text:span></text:p></draw:rect></text:p>
      <text:p text:style-name="P1"/>
      <text:p text:style-name="P1"/>
      <text:p text:style-name="P1"><draw:line text:anchor-type="paragraph" draw:z-index="9" draw:style-name="gr3" draw:text-style-name="P15" svg:x1="2.6972in" svg:y1="0.1618in" svg:x2="2.6972in" svg:y2="0.437in"><text:p/></draw:line></text:p>
      <text:p text:style-name="P1"/>
      <text:p text:style-name="P1"><draw:rect text:anchor-type="paragraph" draw:z-index="4" draw:style-name="gr1" draw:text-style-name="P16" svg:width="1.6252in" svg:height="0.6669in" svg:x="1.9126in" svg:y="0.0535in"><text:p text:style-name="P15"><text:span text:style-name="T6">c5</text:span></text:p><text:p text:style-name="P15"><text:span text:style-name="T6"><text:s text:c="29"/></text:span><text:span text:style-name="T7">C</text:span></text:p></draw:rect></text:p>
      <text:p text:style-name="P1"/>
      <text:p text:style-name="P1"/>
      <text:p text:style-name="P1"><draw:line text:anchor-type="paragraph" draw:z-index="10" draw:style-name="gr3" draw:text-style-name="P15" svg:x1="2.6972in" svg:y1="0.1453in" svg:x2="2.6972in" svg:y2="0.4591in"><text:p/></draw:line></text:p>
      <text:p text:style-name="P1"/>
      <text:p text:style-name="P1"><draw:rect text:anchor-type="paragraph" draw:z-index="5" draw:style-name="gr1" draw:text-style-name="P16" svg:width="1.6252in" svg:height="0.6669in" svg:x="1.8965in" svg:y="0.0756in"><text:p text:style-name="P15"><text:span text:style-name="T6">findframe</text:span></text:p><text:p text:style-name="P15"><text:span text:style-name="T6"><text:s text:c="27"/></text:span><text:span text:style-name="T7">X86</text:span></text:p></draw:rect></text:p>
      <text:p text:style-name="P1"/>
      <text:p text:style-name="P1"/>
      <text:p text:style-name="P1"/>
      <text:p text:style-name="P1"/>
      <text:p text:style-name="P1"/>
      <text:p text:style-name="P2">Behavior of each function</text:p>
      <text:p text:style-name="P1"/>
      <text:p text:style-name="P1">Function c1(main):</text:p>
      <text:p text:style-name="P11"><text:tab/>Declares two long integers with initial values 3 and 8. <text:s/></text:p>
      <text:p text:style-name="P11"><text:tab/>Outputs the two variables</text:p>
      <text:p text:style-name="P11"><text:tab/>Calls c2 passing no data to c2.</text:p>
      <text:p text:style-name="P11"><text:tab/>Outputs the two variables</text:p>
      <text:p text:style-name="P11"><text:tab/>Outputs one value received from c2</text:p>
      <text:p text:style-name="P11"><text:tab/>Returns 0 to the OS</text:p>
      <text:p text:style-name="P1"/>
      <text:p text:style-name="P1"/>
      <text:p text:style-name="P1">Function c2:</text:p>
      <text:p text:style-name="P12"><text:tab/>Declares <text:span text:style-name="T2">a</text:span> long integer with initial values -4.</text:p>
      <text:p text:style-name="P12"><text:tab/><text:span text:style-name="T2">Declares a pointer to a long integer with initial value </text:span>-1.</text:p>
      <text:p text:style-name="P12"><text:tab/><text:span text:style-name="T2">Declares a long integer with initial value 7</text:span>.</text:p>
      <text:p text:style-name="P11"><text:tab/>Outputs the three <text:span text:style-name="T2">values -4, -1. and 7 using the variables.</text:span></text:p>
      <text:p text:style-name="P11"><text:soft-page-break/><text:tab/>Calls c3 and passes the variable holding -4</text:p>
      <text:p text:style-name="P11"><text:tab/>Receives one value returned from c3.</text:p>
      <text:p text:style-name="P11"><text:tab/>Outputs the three original values.</text:p>
      <text:p text:style-name="P11"><text:tab/>Outputs the value received from c3.</text:p>
      <text:p text:style-name="P11"><text:tab/>Returns to c1 the value received from c3.</text:p>
      <text:p text:style-name="P1"/>
      <text:p text:style-name="P1"/>
      <text:p text:style-name="P1">Function c3:</text:p>
      <text:p text:style-name="P11"><text:tab/>Declares one long integer with initial value -16</text:p>
      <text:p text:style-name="P11"><text:tab/>Receives one long integer from c2.</text:p>
      <text:p text:style-name="P11"><text:tab/>Adds the two integers and stores the value in a third variable</text:p>
      <text:p text:style-name="P11"><text:tab/>Calls c4 passing the value in the third variable</text:p>
      <text:p text:style-name="P11"><text:tab/>Receives a fourth variable from c4</text:p>
      <text:p text:style-name="P11"><text:tab/>Outputs all 4 variables each on a separate line.</text:p>
      <text:p text:style-name="P11"><text:tab/>Returns the fourth variable to c2.</text:p>
      <text:p text:style-name="P1"/>
      <text:p text:style-name="P1"/>
      <text:p text:style-name="P1">Function c4:</text:p>
      <text:p text:style-name="P11"><text:tab/>Receives a value from c3.</text:p>
      <text:p text:style-name="P11"><text:tab/>Declares one long with initial value 13</text:p>
      <text:p text:style-name="P11"><text:tab/>Subtracts the declared value from the received value and stores result in a variable.</text:p>
      <text:p text:style-name="P11"><text:tab/>Calls c5 passing the difference to c5.</text:p>
      <text:p text:style-name="P11"><text:tab/>Receives a long integer from c5</text:p>
      <text:p text:style-name="P11"><text:tab/>Outputs four numbers: the value received from c3, the declared value, the difference value, and the value received from c5.</text:p>
      <text:p text:style-name="P11"><text:tab/>Returns the value received from c5 to c3.</text:p>
      <text:p text:style-name="P1"/>
      <text:p text:style-name="P1"/>
      <text:p text:style-name="P1">Function c5:</text:p>
      <text:p text:style-name="P11"><text:tab/>Receives a value from c4</text:p>
      <text:p text:style-name="P11"><text:tab/>Calls findframe and passes nothing to findframe.</text:p>
      <text:p text:style-name="P11"><text:tab/>Receives a long from findframe.</text:p>
      <text:p text:style-name="P11"><text:tab/>Outputs the value received from findframe.</text:p>
      <text:p text:style-name="P11"><text:tab/>Outputs the value received from c4</text:p>
      <text:p text:style-name="P11"><text:tab/>Adds together those two numbers and returns the sum to c4.</text:p>
      <text:p text:style-name="P1"/>
      <text:p text:style-name="P1"/>
      <text:p text:style-name="P1">//All of the above is simple programming in either C or C++. <text:s/>You pick either language or a mixture <text:span text:style-name="T2">of</text:span> those two languages. <text:s/>You did all of that kind of programming in your first or second semester of programming. <text:s/>Now <text:span text:style-name="T2">make</text:span> the assembly subprogram. <text:s/>In this document it is called “findframe”, but you may use another suitable name if desired.</text:p>
      <text:p text:style-name="P1"/>
      <text:p text:style-name="P1"/>
      <text:p text:style-name="P1">Subprogram findframe:</text:p>
      <text:p text:style-name="P11">1<text:tab/>Backs up the GPRs.</text:p>
      <text:p text:style-name="P11">2<text:tab/>Backs up the AVX registers although that appears to be wasted clock time <text:span text:style-name="T2">in this simple program that uses no AVX registers.</text:span></text:p>
      <text:p text:style-name="P11">3<text:tab/>Performs a dump stack showing all the frames including the one belonging to c<text:span text:style-name="T5">1</text:span></text:p>
      <text:p text:style-name="P11">4<text:tab/>Performs a while loop that outputs in succession all the rbps all the way back to the start of this run. <text:s/>Show rbps in hex.</text:p>
      <text:p text:style-name="P11">5<text:tab/>Changes the value '8' in the stack belonging to c<text:span text:style-name="T5">1</text:span> to 16383, <text:span text:style-name="T2">which is one of those special numbers.</text:span></text:p>
      <text:p text:style-name="P13">6<text:tab/>Performs a dump stack to confirm that the 8 was really changed.</text:p>
      <text:p text:style-name="P13"><text:soft-page-break/>7<text:tab/>Restores the AVX registers (3 instructions)</text:p>
      <text:p text:style-name="P13">8<text:tab/>Restores the GPRs.</text:p>
      <text:p text:style-name="P11"><text:span text:style-name="T2">9</text:span><text:tab/>Returns <text:s/>-2 <text:s/>(negative 2) to c5</text:p>
      <text:p text:style-name="P1"/>
      <text:p text:style-name="P6">You can visually check the output of the while loop (step #4 above) by comparing the output with the output produced by dumpstack.</text:p>
      <text:p text:style-name="P6"/>
      <text:p text:style-name="P1"/>
      <text:p text:style-name="P2">Test data</text:p>
      <text:p text:style-name="P1"/>
      <text:p text:style-name="P1">There are no test data. <text:s/>Run this program only once. <text:s/>It is that simple: <text:s/>everyone should get a score above 90% on this assignment.</text:p>
      <text:p text:style-name="P1"/>
      <text:p text:style-name="P1"/>
      <text:p text:style-name="P2">Relaxed rule on comments in C programs.</text:p>
      <text:p text:style-name="P1"/>
      <text:p text:style-name="P1">C programs, and of course C++ programs too, by their very nature do not require the same level of documentation that assembly programs require. <text:s/>Those high-level programs are self-explanatory in many cases. <text:s/>Therefore, feel free to reduce the documentation in the C functions of this assignment to the following few comments in the header of each file.</text:p>
      <text:p text:style-name="P1"/>
      <text:p text:style-name="P1"/>
      <text:p text:style-name="P9">Author: <text:s/>&lt;your name&gt;</text:p>
      <text:p text:style-name="P9">Email: <text:s text:c="2"/>&lt;your address&gt;</text:p>
      <text:p text:style-name="P9">Course: <text:s/>CPSC 240</text:p>
      <text:p text:style-name="P9">Assignment: <text:s/>7</text:p>
      <text:p text:style-name="P9">Due date: <text:s text:c="2"/>&lt;date of final&gt;</text:p>
      <text:p text:style-name="P9"/>
      <text:p text:style-name="P9">Name of this file: <text:s/>&lt;put file name here&gt;</text:p>
      <text:p text:style-name="P9"/>
      <text:p text:style-name="P9">GNU compiler: <text:s/>&lt;place compilation statement here for either C or C++&gt;</text:p>
      <text:p text:style-name="P9"/>
      <text:p text:style-name="P9">Purpose: <text:s/>This is subprogram number &lt;4&gt; out of 6 designed for the purpose of investigating the role of the system stack in process of calling subprograms.</text:p>
      <text:p text:style-name="P1"/>
      <text:p text:style-name="P1"/>
      <text:p text:style-name="P1">You fill in the proper information within the angle brackets. <text:s/>You do not need to place comments with statements of source code as you would do with assembly.</text:p>
      <text:p text:style-name="P1"/>
      <text:p text:style-name="P1">The one assembly program still requires full inline comments.</text:p>
      <text:p text:style-name="P1"/>
      <text:p text:style-name="P2"/>
      <text:p text:style-name="P14">Prepare the packet</text:p>
      <text:p text:style-name="P1"/>
      <text:p text:style-name="P1">Just as in the past create these components:</text:p>
      <text:p text:style-name="P11">1.<text:tab/>The cover sheet</text:p>
      <text:p text:style-name="P11">2.<text:tab/>The driver (main) source code</text:p>
      <text:p text:style-name="P11">3.<text:tab/>The source code of c1</text:p>
      <text:p text:style-name="P11">4.<text:tab/>The source code of c2</text:p>
      <text:p text:style-name="P11">5.<text:tab/>The source code of c3</text:p>
      <text:p text:style-name="P11">6.<text:tab/>The source code of c4</text:p>
      <text:p text:style-name="P11">7.<text:tab/>The source code of c5</text:p>
      <text:p text:style-name="P11">8.<text:tab/>The source code of the assembly subprogram [landscape only, 7 points only]</text:p>
      <text:p text:style-name="P11">9.<text:tab/>The output from the one test run.</text:p>
      <text:p text:style-name="P11">10.<text:tab/>The appendix: list showing the names, sizes, and dates of all files in this assignment.</text:p>
      <text:p text:style-name="P1"/>
      <text:p text:style-name="P1">Items 1 – 7, and 9, and 10 may be printed with any orientation and any font size from 7 to 10. <text:s/>You pick the orientation and the font that looks best.</text:p>
      <text:p text:style-name="P1"/>
      <text:p text:style-name="P1"><text:span text:style-name="T1">Due date:</text:span> The same day as the final exam.</text:p>
      <text:p text:style-name="P1">Date of final for classes meeting on Tuesday: <text:s/>May 14, 2015</text:p>
      <text:p text:style-name="P1">Date of final for classes meeting on Saturday: <text:s/>May 9, <text:s/>2015</text:p>
      <text:p text:style-name="P2"/>
      <text:p text:style-name="P14">Epilogue <text:span text:style-name="T2">(what happens after the class ends)</text:span></text:p>
      <text:p text:style-name="P1"/>
      <text:p text:style-name="P1">The semester is almost finished. <text:s/>I do recognize all the hard work you put into this course. <text:s/>During the semester I have been with many of you at different times and for long periods of time attempting to identify and remove hidden bugs. <text:s/>The fact that you turned in a program with each assignment will not go unnoticed or unrewarded. <text:s/>Just don't quit now before Assignment 7 is finished.</text:p>
      <text:p text:style-name="P1"/>
      <text:p text:style-name="P1">I want to arrange a plan so that you can have your final test returned to you and also any remaining programs not already returned.</text:p>
      <text:p text:style-name="P1"/>
      <text:p text:style-name="P1">When final exams end on May 15 then I take all of your tests and homework with me and I don't return until June 1. <text:s/>If you plan to be at CSUF during the first 5 weeks of summer (June 1 through July 3) send me an email (<text:a xlink:type="simple" xlink:href="mailto:holliday@ecs.fullerton.edu" text:style-name="Internet_20_link" text:visited-style-name="Visited_20_Internet_20_Link">holliday@fullerton.edu</text:a>) and put in the subject line “I would like to pick up my class material”. <text:s/>I will then select out your program and your test, and then place them in room 522 where you can retrieve them anytime at your convenience. <text:s/></text:p>
      <text:p text:style-name="P1"/>
      <text:p text:style-name="P1">Yes, I will be at CSUF two days per week during June 1 through July 3 doing academic advising. <text:s/>If you haven't cleared the academic hold on Fall registration there is still time to do it.</text:p>
      <text:p text:style-name="P1"/>
      <text:p text:style-name="P1">If you are returning to CSUF only in the Fall semester (no summer class) then I will keep your papers safe until at least October 1. <text:s/>That will give you a month and a half of the Fall Semester to tell me you want your papers returned. <text:s/>Don't hesitate to ask because I like you to have your own material returned to you.</text:p>
      <text:p text:style-name="P1"/>
      <text:p text:style-name="P1"/>
      <text:p text:style-name="P1"/>
      <text:p text:style-name="P4">For your information for whatever it's worth.</text:p>
      <text:p text:style-name="P7"/>
      <text:p text:style-name="P7">At the class website I posted a pdf taken from www.intel.com . <text:s text:c="2"/>The title is </text:p>
      <text:p text:style-name="P7"/>
      <text:p text:style-name="P7">Processor-identification-cpuid-instruction-note.pdf.</text:p>
      <text:p text:style-name="P7"/>
      <text:p text:style-name="P7">Of interest is Example 10-5 (pages 120-124). <text:s/>It is a program written by Intel programmers and is said to compute the internal clock speed in real time. <text:s/>When a processor is manufactured and is suppose to have a clock speed of say, 2.4 GHz it doesn't really have that clock speed. <text:s/>Due to imperfect manufacturing the processor will have a clock speed near 2.4GHz. <text:s/>For instance the clock speed may truly be 2.4006<text:span text:style-name="T4">4</text:span> GHz. <text:s/>However, for marketing purposes the processor is still sold as a 2.4 GHz.</text:p>
      <text:p text:style-name="P7"/>
      <text:p text:style-name="P7">So what does this have to do with anything? <text:s/>The program in Example 10-5 will compute the true speed o<text:span text:style-name="T4">f</text:span> an individual processor. <text:s/>But here is the problem: that program in example 10-5 appears to be written in an old style of assembly that was common around the years 2003 to 2006. <text:s/>It has all kinds of strange 32-bit and 16-bit registers in it. <text:s/><text:span text:style-name="T4">There are no float numbers that I can see. <text:s/>The question is: can anybody bring that old source code up to current technology? <text:s/>Even worse, does that old program still run?</text:span></text:p>
      <text:p text:style-name="P7"/>
      <text:p text:style-name="P8">There is still work to be done in the oldest active computer language on earth. <text:s/>Assembly in general is older than any language. <text:s/>X86 specifically dates from the 4004 processor of 197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08:26:14.188957846</meta:creation-date>
    <dc:date>2015-04-23T14:42:10.806090479</dc:date>
    <meta:editing-duration>PT2H39M9S</meta:editing-duration>
    <meta:editing-cycles>15</meta:editing-cycles>
    <meta:generator>LibreOffice/4.3.3.2$Linux_x86 LibreOffice_project/430m0$Build-2</meta:generator>
    <meta:print-date>2015-04-22T09:19:32.680547065</meta:print-date>
    <meta:document-statistic meta:table-count="0" meta:image-count="0" meta:object-count="0" meta:page-count="6" meta:paragraph-count="111" meta:word-count="1792" meta:character-count="10033" meta:non-whitespace-character-count="8237"/>
  </office:meta>
</office:document-meta>
</file>